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.007cm" fo:margin-left="0cm" table:align="left"/>
    </style:style>
    <style:style style:name="Tabelle1.A" style:family="table-column">
      <style:table-column-properties style:column-width="2.399cm"/>
    </style:style>
    <style:style style:name="Tabelle1.B" style:family="table-column">
      <style:table-column-properties style:column-width="2.097cm"/>
    </style:style>
    <style:style style:name="Tabelle1.C" style:family="table-column">
      <style:table-column-properties style:column-width="3.597cm"/>
    </style:style>
    <style:style style:name="Tabelle1.D" style:family="table-column">
      <style:table-column-properties style:column-width="2.508cm"/>
    </style:style>
    <style:style style:name="Tabelle1.E" style:family="table-column">
      <style:table-column-properties style:column-width="2.194cm"/>
    </style:style>
    <style:style style:name="Tabelle1.F" style:family="table-column">
      <style:table-column-properties style:column-width="2.304cm"/>
    </style:style>
    <style:style style:name="Tabelle1.G" style:family="table-column">
      <style:table-column-properties style:column-width="1.90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273f" officeooo:paragraph-rsid="0011273f"/>
    </style:style>
    <style:style style:name="P2" style:family="paragraph" style:parent-style-name="Table_20_Contents">
      <style:text-properties officeooo:rsid="00116299" officeooo:paragraph-rsid="00116299"/>
    </style:style>
    <style:style style:name="P3" style:family="paragraph" style:parent-style-name="Text_20_body">
      <style:paragraph-properties fo:text-align="center" style:justify-single-word="false"/>
      <style:text-properties fo:color="#ffffff" loext:opacity="100%" fo:font-size="31pt" fo:font-weight="bold" officeooo:rsid="0011273f" officeooo:paragraph-rsid="0011273f" fo:background-color="#81d41a" style:font-size-asian="27.1000003814697pt" style:font-weight-asian="bold" style:font-size-complex="31pt" style:font-weight-complex="600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" style:family="paragraph">
      <loext:graphic-properties draw:fill="none" draw:fill-color="#ffffff"/>
    </style:style>
    <style:style style:name="T1" style:family="text">
      <style:text-properties officeooo:rsid="00116299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152cm" fo:min-width="3.2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656cm" fo:min-width="4.8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152cm" fo:min-width="3.2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152cm" fo:min-width="3.2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upreme Eating Program</text:p>
      <text:p text:style-name="Text_20_body"><draw:custom-shape text:anchor-type="paragraph" draw:z-index="0" draw:name="Form1" draw:style-name="gr5" draw:text-style-name="P5" svg:width="3.266cm" svg:height="1.153cm" svg:x="0.026cm" svg:y="-0.023cm"><text:p text:style-name="P4"><text:span text:style-name="T2">Standardadresse</text:span></text:p><draw:enhanced-geometry svg:viewBox="0 0 21600 21600" draw:type="rectangle" draw:enhanced-path="M 0 0 L 21600 0 21600 21600 0 21600 0 0 Z N"/></draw:custom-shape><draw:custom-shape text:anchor-type="paragraph" draw:z-index="1" draw:name="Form1_0" draw:style-name="gr4" draw:text-style-name="P5" svg:width="3.266cm" svg:height="1.153cm" svg:x="3.863cm" svg:y="0.009cm"><text:p text:style-name="P4"><text:span text:style-name="T2">Alternativadresse</text:span></text:p><draw:enhanced-geometry svg:viewBox="0 0 21600 21600" draw:type="rectangle" draw:enhanced-path="M 0 0 L 21600 0 21600 21600 0 21600 0 0 Z N"/></draw:custom-shape><draw:frame text:anchor-type="paragraph" draw:z-index="2" draw:name="Form2" draw:style-name="gr3" draw:text-style-name="P6" svg:width="1.327cm" svg:height="0.625cm" svg:x="9.255cm" svg:y="0.339cm"><draw:text-box><text:p>Filter:</text:p></draw:text-box></draw:frame><draw:custom-shape text:anchor-type="paragraph" draw:z-index="3" draw:name="Form3" draw:style-name="gr2" svg:width="4.922cm" svg:height="0.727cm" svg:x="10.504cm" svg:y="0.15cm"><text:p>Hier Text eingeben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leLine94278400938752">
          <table:table-cell table:style-name="Tabelle1.A1" office:value-type="string">
            <text:p text:style-name="P1"><text:span text:style-name="T1">Name</text:span>:</text:p>
          </table:table-cell>
          <table:table-cell table:style-name="Tabelle1.A1" office:value-type="string">
            <text:p text:style-name="P1">Kategorie:</text:p>
          </table:table-cell>
          <table:table-cell table:style-name="Tabelle1.A1" office:value-type="string">
            <text:p text:style-name="P1"><text:span text:style-name="T1">Mindestbestellwert</text:span>:</text:p>
          </table:table-cell>
          <table:table-cell table:style-name="Tabelle1.A1" office:value-type="string">
            <text:p text:style-name="P2">Lieferkosten:</text:p>
          </table:table-cell>
          <table:table-cell table:style-name="Tabelle1.A1" office:value-type="string">
            <text:p text:style-name="P1">Bewertung:</text:p>
          </table:table-cell>
          <table:table-cell table:style-name="Tabelle1.A1" office:value-type="string">
            <text:p text:style-name="P1">Speisekarte:</text:p>
          </table:table-cell>
          <table:table-cell table:style-name="Tabelle1.G1" office:value-type="string">
            <text:p text:style-name="P1">Bestellen:</text:p>
          </table:table-cell>
        </table:table-row>
        <table:table-row table:style-name="TableLine9427840093875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türkisch</text:p>
          </table:table-cell>
          <table:table-cell table:style-name="Tabelle1.A2" office:value-type="string">
            <text:p text:style-name="P2">10</text:p>
          </table:table-cell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2">Button</text:p>
          </table:table-cell>
          <table:table-cell table:style-name="Tabelle1.G2" office:value-type="string">
            <text:p text:style-name="P2">Button</text:p>
          </table:table-cell>
        </table:table-row>
        <table:table-row table:style-name="TableLine9427840093875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>italienisch</text:p>
          </table:table-cell>
          <table:table-cell table:style-name="Tabelle1.A2" office:value-type="string">
            <text:p text:style-name="P2">20</text:p>
          </table:table-cell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2">Button</text:p>
          </table:table-cell>
          <table:table-cell table:style-name="Tabelle1.G2" office:value-type="string">
            <text:p text:style-name="P2">Button</text:p>
          </table:table-cell>
        </table:table-row>
        <table:table-row table:style-name="TableLine9427840093875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2">asiatisch</text:p>
          </table:table-cell>
          <table:table-cell table:style-name="Tabelle1.A2" office:value-type="string">
            <text:p text:style-name="P2">25</text:p>
          </table:table-cell>
          <table:table-cell table:style-name="Tabelle1.A2" office:value-type="string">
            <text:p text:style-name="P2">2,5</text:p>
          </table:table-cell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2">Button</text:p>
          </table:table-cell>
          <table:table-cell table:style-name="Tabelle1.G2" office:value-type="string">
            <text:p text:style-name="P2">Button</text:p>
          </table:table-cell>
        </table:table-row>
        <table:table-row table:style-name="TableLine9427840093875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2">türkisch</text:p>
          </table:table-cell>
          <table:table-cell table:style-name="Tabelle1.A2" office:value-type="string">
            <text:p text:style-name="P2">30</text:p>
          </table:table-cell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2">4,5</text:p>
          </table:table-cell>
          <table:table-cell table:style-name="Tabelle1.A2" office:value-type="string">
            <text:p text:style-name="P2">Button</text:p>
          </table:table-cell>
          <table:table-cell table:style-name="Tabelle1.G2" office:value-type="string">
            <text:p text:style-name="P2">Button</text:p>
          </table:table-cell>
        </table:table-row>
        <table:table-row table:style-name="TableLine9427840093875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2">italienisch</text:p>
          </table:table-cell>
          <table:table-cell table:style-name="Tabelle1.A2" office:value-type="string">
            <text:p text:style-name="P2">40</text:p>
          </table:table-cell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2">4,2</text:p>
          </table:table-cell>
          <table:table-cell table:style-name="Tabelle1.A2" office:value-type="string">
            <text:p text:style-name="P2">Button</text:p>
          </table:table-cell>
          <table:table-cell table:style-name="Tabelle1.G2" office:value-type="string">
            <text:p text:style-name="P2">Button</text:p>
          </table:table-cell>
        </table:table-row>
        <table:table-row table:style-name="TableLine94278400938752"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2">asiatisch</text:p>
          </table:table-cell>
          <table:table-cell table:style-name="Tabelle1.A2" office:value-type="string">
            <text:p text:style-name="P2">60</text:p>
          </table:table-cell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2">3,3</text:p>
          </table:table-cell>
          <table:table-cell table:style-name="Tabelle1.A2" office:value-type="string">
            <text:p text:style-name="P2">Button</text:p>
          </table:table-cell>
          <table:table-cell table:style-name="Tabelle1.G2" office:value-type="string">
            <text:p text:style-name="P2">Button</text:p>
          </table:table-cell>
        </table:table-row>
      </table:table>
      <text:p text:style-name="Standard"><draw:custom-shape text:anchor-type="paragraph" draw:z-index="4" draw:name="Form1_1" draw:style-name="gr1" draw:text-style-name="P5" svg:width="3.266cm" svg:height="1.153cm" svg:x="-0.776cm" svg:y="2.025cm"><text:p text:style-name="P4"><text:span text:style-name="T2">Zurück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0:44:43.101290336</meta:creation-date>
    <dc:date>2021-11-24T11:14:07.214482877</dc:date>
    <meta:editing-duration>PT8M12S</meta:editing-duration>
    <meta:editing-cycles>1</meta:editing-cycles>
    <meta:document-statistic meta:table-count="1" meta:image-count="0" meta:object-count="0" meta:page-count="1" meta:paragraph-count="50" meta:word-count="52" meta:character-count="267" meta:non-whitespace-character-count="265"/>
    <meta:generator>LibreOffice/7.1.7.2$Linux_X86_64 LibreOffice_project/10$Build-2</meta:generator>
  </office:meta>
</office:document-meta>
</file>